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itle" style:master-page-name="">
      <loext:graphic-properties draw:fill-gradient-name="gradient" draw:fill-hatch-name="hatch"/>
      <style:paragraph-properties fo:line-height="115%" style:page-number="auto" fo:keep-with-next="auto"/>
    </style:style>
    <style:style style:name="P3" style:family="paragraph" style:parent-style-name="Heading_20_1">
      <loext:graphic-properties draw:fill-gradient-name="gradient" draw:fill-hatch-name="hatch"/>
      <style:paragraph-properties fo:line-height="115%" fo:keep-with-next="auto"/>
      <style:text-properties officeooo:rsid="001f37ec" officeooo:paragraph-rsid="001f37ec"/>
    </style:style>
    <style:style style:name="P4" style:family="paragraph" style:parent-style-name="Heading_20_1">
      <loext:graphic-properties draw:fill-gradient-name="gradient" draw:fill-hatch-name="hatch"/>
      <style:paragraph-properties fo:line-height="115%"/>
    </style:style>
    <style:style style:name="P5" style:family="paragraph" style:parent-style-name="Heading_20_1">
      <loext:graphic-properties draw:fill-gradient-name="gradient" draw:fill-hatch-name="hatch"/>
      <style:paragraph-properties fo:line-height="115%" fo:keep-with-next="auto"/>
    </style:style>
    <style:style style:name="P6" style:family="paragraph" style:parent-style-name="Heading_20_2">
      <loext:graphic-properties draw:fill-gradient-name="gradient" draw:fill-hatch-name="hatch"/>
      <style:paragraph-properties fo:line-height="115%" fo:keep-with-next="auto"/>
    </style:style>
    <style:style style:name="P7" style:family="paragraph" style:parent-style-name="Heading_20_3">
      <loext:graphic-properties draw:fill-gradient-name="gradient" draw:fill-hatch-name="hatch"/>
      <style:paragraph-properties fo:line-height="115%" fo:keep-with-next="auto"/>
    </style:style>
    <style:style style:name="P8" style:family="paragraph" style:parent-style-name="Heading_20_3">
      <loext:graphic-properties draw:fill-gradient-name="gradient" draw:fill-hatch-name="hatch"/>
      <style:paragraph-properties fo:line-height="115%" fo:keep-with-next="auto"/>
      <style:text-properties style:font-name="DejaVu Sans1" fo:font-size="14pt" fo:font-weight="bold" officeooo:rsid="001e3b03" officeooo:paragraph-rsid="001e3b03" style:font-name-asian="DejaVu Sans2" style:font-size-asian="14pt" style:font-weight-asian="bold" style:font-name-complex="DejaVu Sans2" style:font-size-complex="14pt" style:font-weight-complex="bold"/>
    </style:style>
    <style:style style:name="P9" style:family="paragraph" style:parent-style-name="Heading_20_4">
      <loext:graphic-properties draw:fill-gradient-name="gradient" draw:fill-hatch-name="hatch"/>
      <style:paragraph-properties fo:keep-with-next="auto"/>
    </style:style>
    <style:style style:name="P10" style:family="paragraph" style:parent-style-name="Heading_20_4">
      <loext:graphic-properties draw:fill-gradient-name="gradient" draw:fill-hatch-name="hatch"/>
      <style:paragraph-properties fo:line-height="115%" fo:keep-with-next="auto"/>
    </style:style>
    <style:style style:name="P11" style:family="paragraph" style:parent-style-name="Heading_20_5">
      <loext:graphic-properties draw:fill-gradient-name="gradient" draw:fill-hatch-name="hatch"/>
      <style:paragraph-properties fo:keep-with-next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rdnereinteilung</text:p>
      <text:h text:style-name="P3" text:outline-level="1">Anleitung für Werkzeug</text:h>
      <text:h text:style-name="P4" text:outline-level="1">Nähen</text:h>
      <text:h text:style-name="P6" text:outline-level="2">Anziehendes</text:h>
      <text:h text:style-name="P7" text:outline-level="3">Accessoires</text:h>
      <text:h text:style-name="P7" text:outline-level="3">Kleidendes</text:h>
      <text:h text:style-name="P7" text:outline-level="3">Eigene Entwürfe</text:h>
      <text:h text:style-name="P6" text:outline-level="2">Patchwork</text:h>
      <text:h text:style-name="P7" text:outline-level="3">Quilt</text:h>
      <text:h text:style-name="P9" text:outline-level="4">Modelle</text:h>
      <text:h text:style-name="P9" text:outline-level="4">Handnähen</text:h>
      <text:h text:style-name="P11" text:outline-level="5">EPP</text:h>
      <text:h text:style-name="P7" text:outline-level="3">Nähausstattung</text:h>
      <text:h text:style-name="P7" text:outline-level="3">Taschen</text:h>
      <text:h text:style-name="P7" text:outline-level="3">Deko</text:h>
      <text:h text:style-name="P7" text:outline-level="3">Eigene Entwürfe</text:h>
      <text:h text:style-name="P6" text:outline-level="2">Verspieltes</text:h>
      <text:h text:style-name="P6" text:outline-level="2">Technik</text:h>
      <text:h text:style-name="P5" text:outline-level="1"><text:soft-page-break/>Stricken</text:h>
      <text:h text:style-name="P6" text:outline-level="2">Anziehendes</text:h>
      <text:h text:style-name="P7" text:outline-level="3">Accessoires</text:h>
      <text:h text:style-name="P10" text:outline-level="4">Tücher und Schals</text:h>
      <text:h text:style-name="P7" text:outline-level="3">Kleidendes</text:h>
      <text:h text:style-name="P7" text:outline-level="3">Eigene Entwürfe</text:h>
      <text:h text:style-name="P6" text:outline-level="2">Technik</text:h>
      <text:h text:style-name="P7" text:outline-level="3">Strickmuster</text:h>
      <text:h text:style-name="P10" text:outline-level="4">Spitze</text:h>
      <text:h text:style-name="P6" text:outline-level="2">Eigene Entwürfe</text:h>
      <text:h text:style-name="P6" text:outline-level="2">Verspieltes</text:h>
      <text:h text:style-name="P5" text:outline-level="1">Steampunk</text:h>
      <text:h text:style-name="P6" text:outline-level="2">Charaktere</text:h>
      <text:h text:style-name="P7" text:outline-level="3">Anziehendes</text:h>
      <text:h text:style-name="P10" text:outline-level="4">Accessoires</text:h>
      <text:h text:style-name="P10" text:outline-level="4">Kleidendes</text:h>
      <text:h text:style-name="P6" text:outline-level="2">Basteleien</text:h>
      <text:h text:style-name="P6" text:outline-level="2">ZSE</text:h>
      <text:h text:style-name="P5" text:outline-level="1">Häkeln</text:h>
      <text:h text:style-name="P6" text:outline-level="2"><text:soft-page-break/>Anziehendes</text:h>
      <text:h text:style-name="P7" text:outline-level="3">Accessoires</text:h>
      <text:h text:style-name="P10" text:outline-level="4">Tücher und Schals</text:h>
      <text:h text:style-name="P7" text:outline-level="3">Kleidendes</text:h>
      <text:h text:style-name="P7" text:outline-level="3">Eigene Entwürfe</text:h>
      <text:h text:style-name="P6" text:outline-level="2">Muster</text:h>
      <text:h text:style-name="P7" text:outline-level="3">Spitze</text:h>
      <text:h text:style-name="P7" text:outline-level="3">Eigene Entwürfe</text:h>
      <text:h text:style-name="P6" text:outline-level="2">Verspieltes</text:h>
      <text:h text:style-name="P6" text:outline-level="2">Technik</text:h>
      <text:h text:style-name="P5" text:outline-level="1">Nadelarbeiten</text:h>
      <text:h text:style-name="P6" text:outline-level="2">Sticken</text:h>
      <text:h text:style-name="P6" text:outline-level="2">Spitze</text:h>
      <text:h text:style-name="P8" text:outline-level="3">Tatting, Frivolité, Occhie</text:h>
      <text:h text:style-name="P6" text:outline-level="2">Perlen</text:h>
      <text:h text:style-name="P6" text:outline-level="2">Knüpfen</text:h>
      <text:h text:style-name="P6" text:outline-level="2">Flechten</text:h>
      <text:h text:style-name="P5" text:outline-level="1">Anleitungen für Werkzeuge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tarSymbol" svg:font-family="Star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none" fo:country="none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none" fo:country="non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1%.%2%.%3%" style:num-format="1" text:display-levels="3">
        <style:list-level-properties text:min-label-distance="0.381cm"/>
      </text:outline-level-style>
      <text:outline-level-style text:level="4" loext:num-list-format="%1%.%2%.%3%.%4%" style:num-format="1" text:display-levels="4">
        <style:list-level-properties text:min-label-distance="0.381cm"/>
      </text:outline-level-style>
      <text:outline-level-style text:level="5" loext:num-list-format="%1%.%2%.%3%.%4%.%5%" style:num-format="1" text:display-levels="5">
        <style:list-level-properties text:min-label-distance="0.381cm"/>
      </text:outline-level-style>
      <text:outline-level-style text:level="6" loext:num-list-format="%1%.%2%.%3%.%4%.%5%.%6%" style:num-format="1" text:display-levels="6">
        <style:list-level-properties text:min-label-distance="0.381cm"/>
      </text:outline-level-style>
      <text:outline-level-style text:level="7" loext:num-list-format="%1%.%2%.%3%.%4%.%5%.%6%.%7%" style:num-format="1" text:display-levels="7">
        <style:list-level-properties text:min-label-distance="0.381cm"/>
      </text:outline-level-style>
      <text:outline-level-style text:level="8" loext:num-list-format="%1%.%2%.%3%.%4%.%5%.%6%.%7%.%8%" style:num-format="1" text:display-levels="8">
        <style:list-level-properties text:min-label-distance="0.381cm"/>
      </text:outline-level-style>
      <text:outline-level-style text:level="9" loext:num-list-format="%1%.%2%.%3%.%4%.%5%.%6%.%7%.%8%.%9%" style:num-format="1" text:display-levels="9">
        <style:list-level-properties text:min-label-distance="0.381cm"/>
      </text:outline-level-style>
      <text:outline-level-style text:level="10" loext:num-list-format="%1%.%2%.%3%.%4%.%5%.%6%.%7%.%8%.%9%.%10%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text:tab/><text:date style:data-style-name="N30" text:date-value="2024-04-23T17:34:24.831999759">23.04.24</text:date></text:p>
      </style:header>
      <style:footer>
        <text:p text:style-name="Footer"><text:file-name text:display="full">C:\Users\juliane.bonenkamp\Documents\Der Ordner für Ordnung\Bibliothek\Ordnereinteilung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7-08T13:03:31.182000000</dc:date>
    <meta:editing-duration>PT52M13S</meta:editing-duration>
    <meta:editing-cycles>6</meta:editing-cycles>
    <meta:generator>LibreOffice/7.6.6.3$Windows_X86_64 LibreOffice_project/d97b2716a9a4a2ce1391dee1765565ea469b0ae7</meta:generator>
    <meta:print-date>2022-07-08T12:46:29.357000000</meta:print-date>
    <meta:document-statistic meta:table-count="0" meta:image-count="0" meta:object-count="0" meta:page-count="3" meta:paragraph-count="57" meta:word-count="131" meta:character-count="902" meta:non-whitespace-character-count="882"/>
  </office:meta>
</office:document-meta>
</file>